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1a52fe" officeooo:paragraph-rsid="001a52fe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a52fe" officeooo:paragraph-rsid="002d0f86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a52fe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d04a8" officeooo:paragraph-rsid="001d04a8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f5234" officeooo:paragraph-rsid="001f5234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f686d" officeooo:paragraph-rsid="001f686d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204024" officeooo:paragraph-rsid="00204024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204024" officeooo:paragraph-rsid="0023ae4c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24feb9" officeooo:paragraph-rsid="0024feb9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24feb9" officeooo:paragraph-rsid="0025bb1b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295ace" officeooo:paragraph-rsid="00295ace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2aa937" officeooo:paragraph-rsid="002aa937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2ba805" officeooo:paragraph-rsid="002ba805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2f7d4d" officeooo:paragraph-rsid="002f7d4d"/>
    </style:style>
    <style:style style:name="T1" style:family="text">
      <style:text-properties officeooo:rsid="001c2b6c"/>
    </style:style>
    <style:style style:name="T2" style:family="text">
      <style:text-properties officeooo:rsid="001caeff"/>
    </style:style>
    <style:style style:name="T3" style:family="text">
      <style:text-properties officeooo:rsid="001e2070"/>
    </style:style>
    <style:style style:name="T4" style:family="text">
      <style:text-properties officeooo:rsid="001e8335"/>
    </style:style>
    <style:style style:name="T5" style:family="text">
      <style:text-properties officeooo:rsid="0022025c"/>
    </style:style>
    <style:style style:name="T6" style:family="text">
      <style:text-properties officeooo:rsid="0023ae4c"/>
    </style:style>
    <style:style style:name="T7" style:family="text">
      <style:text-properties officeooo:rsid="0025bb1b"/>
    </style:style>
    <style:style style:name="T8" style:family="text">
      <style:text-properties officeooo:rsid="0025c61e"/>
    </style:style>
    <style:style style:name="T9" style:family="text">
      <style:text-properties officeooo:rsid="002ba9a6"/>
    </style:style>
    <style:style style:name="T10" style:family="text">
      <style:text-properties officeooo:rsid="002d0f86"/>
    </style:style>
    <style:style style:name="T11" style:family="text">
      <style:text-properties officeooo:rsid="002e4d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1">PACKAGE MANAGEMENT WITH </text:span>APT OR DNF: same command except upgrade</text:p>
      <text:p text:style-name="P3">$ apt upgrade<text:tab/><text:tab/><text:tab/>#&gt; update the software</text:p>
      <text:p text:style-name="P3">$ apt dist-upgrade <text:s/><text:tab/><text:tab/>#&gt; update the distribution</text:p>
      <text:p text:style-name="P3">$ apt full-upgrade<text:tab/><text:tab/>#&gt; update everything: the soft and the dist.</text:p>
      <text:p text:style-name="P3">$ apt search package1<text:tab/><text:tab/>#&gt; search for this package</text:p>
      <text:p text:style-name="P3">$ apt list package1 <text:tab/><text:tab/>#&gt; lists if the package is in the database</text:p>
      <text:p text:style-name="P1">$ apt remove package1<text:tab/>#&gt; remove package with unused dependencies by others</text:p>
      <text:p text:style-name="P1">$ apt autoclean &amp;&amp; sudo apt autoremove <text:tab/>#&gt; remove all unused packages at once </text:p>
      <text:p text:style-name="P1"/>
      <text:p text:style-name="P1"><text:tab/><text:span text:style-name="T2">ARCHIVES </text:span><text:span text:style-name="T4">AND INSTALL FROM SOURCE</text:span></text:p>
      <text:p text:style-name="P4">$ apt install make gcc gzip<text:tab/>#&gt; install the required softwares</text:p>
      <text:p text:style-name="P4"/>
      <text:p text:style-name="P4"/>
      <text:p text:style-name="P4"><text:tab/><text:span text:style-name="T3">LINUX FILE SYSTEM</text:span></text:p>
      <text:p text:style-name="P5">$ pwd<text:tab/><text:tab/><text:tab/><text:tab/>#&gt; print working directory</text:p>
      <text:p text:style-name="P6">$ cd ~<text:tab/><text:tab/><text:tab/><text:tab/>#&gt; Go to home directory</text:p>
      <text:p text:style-name="P7">.<text:tab/><text:tab/><text:tab/><text:tab/>#&gt; the current directory <text:span text:style-name="T6">(ex: cd .)</text:span></text:p>
      <text:p text:style-name="P8">..<text:tab/><text:tab/><text:tab/><text:tab/>#&gt; the <text:span text:style-name="T5">parrent </text:span>directory <text:span text:style-name="T6">(ex: ls ..)</text:span></text:p>
      <text:p text:style-name="P9">$ mkdir Mydirectory<text:tab/><text:tab/>#&gt; Create a directory</text:p>
      <text:p text:style-name="P10">$ <text:span text:style-name="T7">rm</text:span>dir Mydirectory<text:tab/><text:tab/>#&gt; <text:span text:style-name="T8">Delete the</text:span> directory</text:p>
      <text:p text:style-name="P11">$ touch file.txt<text:tab/><text:tab/><text:tab/>#&gt; Create empty file</text:p>
      <text:p text:style-name="P11">$ more file.txt<text:tab/><text:tab/><text:tab/>#&gt; Prints by page after page</text:p>
      <text:p text:style-name="P11">$ less file.txt<text:tab/><text:tab/><text:tab/>#&gt; Prints by page after page with scroll up or down</text:p>
      <text:p text:style-name="P12">$ ls -lh<text:tab/><text:tab/><text:tab/><text:tab/>#&gt; Long List with human readable</text:p>
      <text:p text:style-name="P13">$ stat file_or_directory<text:tab/>#&gt; List <text:span text:style-name="T9">the details</text:span></text:p>
      <text:p text:style-name="P2">$ cp file1 file2<text:tab/><text:tab/><text:tab/>#&gt; copy the file1 to another new file2</text:p>
      <text:p text:style-name="P2">$ rm file1<text:tab/><text:tab/><text:tab/>#&gt; remove file1</text:p>
      <text:p text:style-name="P2">$ <text:span text:style-name="T10">mv</text:span> file1 file2<text:tab/><text:tab/>#&gt; <text:span text:style-name="T10">Rename </text:span>the file1 to file2</text:p>
      <text:p text:style-name="P2"/>
      <text:p text:style-name="P2"><text:tab/><text:span text:style-name="T11">LINKS</text:span></text:p>
      <text:p text:style-name="P14">Hard link : Occupies only one size</text:p>
      <text:p text:style-name="P14">Symbolic link : </text:p>
      <text:p text:style-name="P1"/>
      <text:p text:style-name="P1"/>
      <text:p text:style-name="P1">$ whoami<text:tab/><text:tab/><text:tab/>#&gt; to know the logged user</text:p>
      <text:p text:style-name="P1">$ which “command<text:tab/><text:tab/>#&gt; find the location of a command (e.g. which ls)</text:p>
      <text:p text:style-name="P1">$ cat file1<text:tab/><text:tab/><text:tab/>#&gt; display the inside of file1</text:p>
      <text:p text:style-name="P1"/>
      <text:p text:style-name="P1">$ cat /etc/passwd <text:tab/><text:tab/>#&gt; display all the users</text:p>
      <text:p text:style-name="P1">$ cat /etc/shadow<text:tab/><text:tab/>#&gt; display all the users’ passwords if x (in /etc/passwd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3:55:27.421160731</meta:creation-date>
    <dc:date>2023-05-14T15:42:19.012635764</dc:date>
    <meta:editing-duration>PT1H36M28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282" meta:character-count="1524" meta:non-whitespace-character-count="1223"/>
  </office:meta>
</office:document-meta>
</file>